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27/04/2026 08:59:35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4801">
            <text:p>304801</text:p>
          </table:table-cell>
          <table:table-cell table:style-name="ce0" table:number-columns-spanned="4" table:number-rows-spanned="1" office:value-type="string" calcext:value-type="string">
            <text:p>16.540 - LEXXA METAIS SANITARIOS LTDA</text:p>
          </table:table-cell>
          <table:covered-table-cell table:number-columns-repeated="3"/>
          <table:table-cell table:style-name="ce0" office:value-type="string" calcext:value-type="string">
            <text:p>10.76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39.76">
            <text:p>1839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80.76">
            <text:p>1680,76</text:p>
          </table:table-cell>
          <table:table-cell table:style-name="ce12N2" office:value-type="float" office:value="159">
            <text:p>159,00</text:p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39,7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39.76">
            <text:p>1839,76</text:p>
          </table:table-cell>
          <table:table-cell table:style-name="ce12N2" office:value-type="float" office:value="73.59">
            <text:p>73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070022100025355001000010764184528493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80">
            <text:p>304880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6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242">
            <text:p>25242,00</text:p>
          </table:table-cell>
          <table:table-cell table:style-name="ce12N2" office:value-type="float" office:value="5811.05">
            <text:p>5811,05</text:p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28810.6">
            <text:p>28810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5.242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0">
            <text:p>12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2242.45">
            <text:p>2242,45</text:p>
          </table:table-cell>
          <table:table-cell table:style-name="ce12N2" office:value-type="float" office:value="22999.55">
            <text:p>22999,55</text:p>
          </table:table-cell>
          <table:table-cell table:style-name="ce12N2" office:value-type="float" office:value="919.96">
            <text:p>919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66100031612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43">
            <text:p>304943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18.78">
            <text:p>1818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657.2">
            <text:p>165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18,7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161.58">
            <text:p>161,58</text:p>
          </table:table-cell>
          <table:table-cell table:style-name="ce12N2" office:value-type="float" office:value="1657.2">
            <text:p>1657,20</text:p>
          </table:table-cell>
          <table:table-cell table:style-name="ce12N2" office:value-type="float" office:value="66.28">
            <text:p>66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69100031615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74">
            <text:p>304974</text:p>
          </table:table-cell>
          <table:table-cell table:style-name="ce0" table:number-columns-spanned="4" table:number-rows-spanned="1" office:value-type="string" calcext:value-type="string">
            <text:p>25.941 - AQUECE METAIS FABRICACAO E MANUTENCAO LTDA</text:p>
          </table:table-cell>
          <table:covered-table-cell table:number-columns-repeated="3"/>
          <table:table-cell table:style-name="ce0" office:value-type="string" calcext:value-type="string">
            <text:p>10.45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418.46">
            <text:p>5418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153.46">
            <text:p>5153,46</text:p>
          </table:table-cell>
          <table:table-cell table:style-name="ce12N2" office:value-type="float" office:value="265">
            <text:p>265,00</text:p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418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418.46">
            <text:p>5418,46</text:p>
          </table:table-cell>
          <table:table-cell table:style-name="ce12N2" office:value-type="float" office:value="379.29">
            <text:p>379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272542970001785500100001045617556100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5">
            <text:p>30517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42.51">
            <text:p>542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9.4">
            <text:p>509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772">
            <text:p>0,003</text:p>
          </table:table-cell>
          <table:table-cell table:style-name="ce12N2" office:value-type="float" office:value="2.92">
            <text:p>2,9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42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33.11">
            <text:p>33,11</text:p>
          </table:table-cell>
          <table:table-cell table:style-name="ce12N2" office:value-type="float" office:value="509.4">
            <text:p>509,40</text:p>
          </table:table-cell>
          <table:table-cell table:style-name="ce12N2" office:value-type="float" office:value="20.38">
            <text:p>20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3196959623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06">
            <text:p>305206</text:p>
          </table:table-cell>
          <table:table-cell table:style-name="ce0" table:number-columns-spanned="4" table:number-rows-spanned="1" office:value-type="string" calcext:value-type="string">
            <text:p>10.343 - INTERLIGHT SISTEMAS DE ILUMINACAO LTDA</text:p>
          </table:table-cell>
          <table:covered-table-cell table:number-columns-repeated="3"/>
          <table:table-cell table:style-name="ce0" office:value-type="string" calcext:value-type="string">
            <text:p>258.83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77.37">
            <text:p>2577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348.4">
            <text:p>2348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77,3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1.19">
            <text:p>31,19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228.97">
            <text:p>228,97</text:p>
          </table:table-cell>
          <table:table-cell table:style-name="ce12N2" office:value-type="float" office:value="2348.4">
            <text:p>2348,40</text:p>
          </table:table-cell>
          <table:table-cell table:style-name="ce12N2" office:value-type="float" office:value="164.38">
            <text:p>164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83296080001445500100025883310025883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38">
            <text:p>30523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55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51">
            <text:p>2751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51">
            <text:p>275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1956">
            <text:p>0,012</text:p>
          </table:table-cell>
          <table:table-cell table:style-name="ce12N2" office:value-type="float" office:value="5.06">
            <text:p>5,0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51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51">
            <text:p>2751,00</text:p>
          </table:table-cell>
          <table:table-cell table:style-name="ce12N2" office:value-type="float" office:value="192.57">
            <text:p>192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55718581109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0">
            <text:p>30525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27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88.57">
            <text:p>2088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088.57">
            <text:p>2088,5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874">
            <text:p>0,006</text:p>
          </table:table-cell>
          <table:table-cell table:style-name="ce12N2" office:value-type="float" office:value="1.45">
            <text:p>1,4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88,5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088.57">
            <text:p>2088,57</text:p>
          </table:table-cell>
          <table:table-cell table:style-name="ce12N2" office:value-type="float" office:value="146.2">
            <text:p>146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27815798636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1">
            <text:p>30525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23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11.71">
            <text:p>1411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11.71">
            <text:p>1411,7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432">
            <text:p>0,000</text:p>
          </table:table-cell>
          <table:table-cell table:style-name="ce12N2" office:value-type="float" office:value="0.74">
            <text:p>0,7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11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11.71">
            <text:p>1411,71</text:p>
          </table:table-cell>
          <table:table-cell table:style-name="ce12N2" office:value-type="float" office:value="98.82">
            <text:p>98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230150042243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8">
            <text:p>30525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94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612.24">
            <text:p>5612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612.24">
            <text:p>5612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4">
            <text:p>0,034</text:p>
          </table:table-cell>
          <table:table-cell table:style-name="ce12N2" office:value-type="float" office:value="10.12">
            <text:p>10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612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612.24">
            <text:p>5612,24</text:p>
          </table:table-cell>
          <table:table-cell table:style-name="ce12N2" office:value-type="float" office:value="392.86">
            <text:p>392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943185666977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19">
            <text:p>30541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4182709510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3">
            <text:p>30544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5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51143691178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7">
            <text:p>30545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770.41">
            <text:p>4770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4588.46">
            <text:p>4588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1499">
            <text:p>0,231</text:p>
          </table:table-cell>
          <table:table-cell table:style-name="ce12N2" office:value-type="float" office:value="35.08">
            <text:p>35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770,4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81.95">
            <text:p>181,95</text:p>
          </table:table-cell>
          <table:table-cell table:style-name="ce12N2" office:value-type="float" office:value="4588.46">
            <text:p>4588,46</text:p>
          </table:table-cell>
          <table:table-cell table:style-name="ce12N2" office:value-type="float" office:value="183.54">
            <text:p>183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6189825018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0">
            <text:p>30547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717232975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80">
            <text:p>30548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73.3">
            <text:p>2373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2228.46">
            <text:p>2228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86">
            <text:p>0,017</text:p>
          </table:table-cell>
          <table:table-cell table:style-name="ce12N2" office:value-type="float" office:value="12.33">
            <text:p>12,3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73,3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44.84">
            <text:p>144,84</text:p>
          </table:table-cell>
          <table:table-cell table:style-name="ce12N2" office:value-type="float" office:value="2228.46">
            <text:p>2228,46</text:p>
          </table:table-cell>
          <table:table-cell table:style-name="ce12N2" office:value-type="float" office:value="89.14">
            <text:p>89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515416692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9">
            <text:p>30553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5.99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68.57">
            <text:p>1568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68.57">
            <text:p>1568,5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432">
            <text:p>0,000</text:p>
          </table:table-cell>
          <table:table-cell table:style-name="ce12N2" office:value-type="float" office:value="0.74">
            <text:p>0,7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68,5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68.57">
            <text:p>1568,57</text:p>
          </table:table-cell>
          <table:table-cell table:style-name="ce12N2" office:value-type="float" office:value="109.8">
            <text:p>109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599914015895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3">
            <text:p>30555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87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35.16">
            <text:p>3135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35.16">
            <text:p>3135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864">
            <text:p>0,001</text:p>
          </table:table-cell>
          <table:table-cell table:style-name="ce12N2" office:value-type="float" office:value="1.48">
            <text:p>1,4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135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35.16">
            <text:p>3135,16</text:p>
          </table:table-cell>
          <table:table-cell table:style-name="ce12N2" office:value-type="float" office:value="219.46">
            <text:p>219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87313964859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4">
            <text:p>30555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87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58.14">
            <text:p>3258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258.14">
            <text:p>3258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864">
            <text:p>0,001</text:p>
          </table:table-cell>
          <table:table-cell table:style-name="ce12N2" office:value-type="float" office:value="1.48">
            <text:p>1,4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258,1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258.14">
            <text:p>3258,14</text:p>
          </table:table-cell>
          <table:table-cell table:style-name="ce12N2" office:value-type="float" office:value="228.07">
            <text:p>228,0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87418982951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6">
            <text:p>30555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31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879.02">
            <text:p>5879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879.02">
            <text:p>5879,0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67698">
            <text:p>0,468</text:p>
          </table:table-cell>
          <table:table-cell table:style-name="ce12N2" office:value-type="float" office:value="31.5">
            <text:p>31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879,0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879.02">
            <text:p>5879,02</text:p>
          </table:table-cell>
          <table:table-cell table:style-name="ce12N2" office:value-type="float" office:value="411.53">
            <text:p>411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318199581261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0">
            <text:p>30556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9.44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21.47">
            <text:p>3121,4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21.47">
            <text:p>3121,4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1059">
            <text:p>0,031</text:p>
          </table:table-cell>
          <table:table-cell table:style-name="ce12N2" office:value-type="float" office:value="5.54">
            <text:p>5,5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121,4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21.47">
            <text:p>3121,47</text:p>
          </table:table-cell>
          <table:table-cell table:style-name="ce12N2" office:value-type="float" office:value="218.5">
            <text:p>218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944615272734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1">
            <text:p>30556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9.53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31.26">
            <text:p>5331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05.88">
            <text:p>5005,8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5816">
            <text:p>0,056</text:p>
          </table:table-cell>
          <table:table-cell table:style-name="ce12N2" office:value-type="float" office:value="7.12">
            <text:p>7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331,2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325.38">
            <text:p>325,38</text:p>
          </table:table-cell>
          <table:table-cell table:style-name="ce12N2" office:value-type="float" office:value="5005.88">
            <text:p>5005,88</text:p>
          </table:table-cell>
          <table:table-cell table:style-name="ce12N2" office:value-type="float" office:value="350.41">
            <text:p>350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9536150740091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81">
            <text:p>30568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75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45.98">
            <text:p>1945,9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45.98">
            <text:p>1945,9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946">
            <text:p>0,005</text:p>
          </table:table-cell>
          <table:table-cell table:style-name="ce12N2" office:value-type="float" office:value="1.15">
            <text:p>1,1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45,9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45.98">
            <text:p>1945,98</text:p>
          </table:table-cell>
          <table:table-cell table:style-name="ce12N2" office:value-type="float" office:value="136.22">
            <text:p>136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751106640119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1">
            <text:p>305691</text:p>
          </table:table-cell>
          <table:table-cell table:style-name="ce0" table:number-columns-spanned="4" table:number-rows-spanned="1" office:value-type="string" calcext:value-type="string">
            <text:p>32.664 - STANDARD ILUMINACAO LTDA</text:p>
          </table:table-cell>
          <table:covered-table-cell table:number-columns-repeated="3"/>
          <table:table-cell table:style-name="ce0" office:value-type="string" calcext:value-type="string">
            <text:p>11.6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63.51">
            <text:p>3563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98.7">
            <text:p>3098,7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563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464.81">
            <text:p>464,81</text:p>
          </table:table-cell>
          <table:table-cell table:style-name="ce12N2" office:value-type="float" office:value="3098.7">
            <text:p>3098,70</text:p>
          </table:table-cell>
          <table:table-cell table:style-name="ce12N2" office:value-type="float" office:value="216.91">
            <text:p>216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3654230001605500100001163111716385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4">
            <text:p>30572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35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74.18">
            <text:p>1674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74.18">
            <text:p>1674,1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916">
            <text:p>0,004</text:p>
          </table:table-cell>
          <table:table-cell table:style-name="ce12N2" office:value-type="float" office:value="0.97">
            <text:p>0,9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674,1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74.18">
            <text:p>1674,18</text:p>
          </table:table-cell>
          <table:table-cell table:style-name="ce12N2" office:value-type="float" office:value="117.19">
            <text:p>117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35518619347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5">
            <text:p>305725</text:p>
          </table:table-cell>
          <table:table-cell table:style-name="ce0" table:number-columns-spanned="4" table:number-rows-spanned="1" office:value-type="string" calcext:value-type="string">
            <text:p>27.705 - DOKA - INDUSTRIA E COMERCIO LTDA</text:p>
          </table:table-cell>
          <table:covered-table-cell table:number-columns-repeated="3"/>
          <table:table-cell table:style-name="ce0" office:value-type="string" calcext:value-type="string">
            <text:p>61.3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012.8">
            <text:p>10012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0012.8">
            <text:p>10012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750038">
            <text:p>0,750</text:p>
          </table:table-cell>
          <table:table-cell table:style-name="ce12N2" office:value-type="float" office:value="38">
            <text:p>38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012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012.8">
            <text:p>10012,80</text:p>
          </table:table-cell>
          <table:table-cell table:style-name="ce12N2" office:value-type="float" office:value="400.51">
            <text:p>400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113619000013155001000061331132957222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31">
            <text:p>30573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7.22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247.73">
            <text:p>6247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247.73">
            <text:p>6247,7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0808">
            <text:p>0,031</text:p>
          </table:table-cell>
          <table:table-cell table:style-name="ce12N2" office:value-type="float" office:value="6.05">
            <text:p>6,0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247,7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247.73">
            <text:p>6247,73</text:p>
          </table:table-cell>
          <table:table-cell table:style-name="ce12N2" office:value-type="float" office:value="437.34">
            <text:p>437,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722010509759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78">
            <text:p>305778</text:p>
          </table:table-cell>
          <table:table-cell table:style-name="ce0" table:number-columns-spanned="4" table:number-rows-spanned="1" office:value-type="string" calcext:value-type="string">
            <text:p>11.857 - GOLDEN ART INDUSTRIA E COMERCIO LTDA - EPP</text:p>
          </table:table-cell>
          <table:covered-table-cell table:number-columns-repeated="3"/>
          <table:table-cell table:style-name="ce0" office:value-type="string" calcext:value-type="string">
            <text:p>53.61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4.78">
            <text:p>834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30">
            <text:p>73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4,7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104.78">
            <text:p>104,78</text:p>
          </table:table-cell>
          <table:table-cell table:style-name="ce12N2" office:value-type="float" office:value="730">
            <text:p>730,00</text:p>
          </table:table-cell>
          <table:table-cell table:style-name="ce12N2" office:value-type="float" office:value="51.1">
            <text:p>51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365447100018055001000053616100032014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87">
            <text:p>305787</text:p>
          </table:table-cell>
          <table:table-cell table:style-name="ce0" table:number-columns-spanned="4" table:number-rows-spanned="1" office:value-type="string" calcext:value-type="string">
            <text:p>3.101 - INDUSTRIA E COMERCIO DE MOLDURAS SANTA LUZIA LTDA</text:p>
          </table:table-cell>
          <table:covered-table-cell table:number-columns-repeated="3"/>
          <table:table-cell table:style-name="ce0" office:value-type="string" calcext:value-type="string">
            <text:p>139.721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520.02">
            <text:p>4520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4520.02">
            <text:p>4520,0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608">
            <text:p>0,005</text:p>
          </table:table-cell>
          <table:table-cell table:style-name="ce12N2" office:value-type="float" office:value="36.69">
            <text:p>36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520,0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5.99">
            <text:p>55,99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520.02">
            <text:p>4520,02</text:p>
          </table:table-cell>
          <table:table-cell table:style-name="ce12N2" office:value-type="float" office:value="316.39">
            <text:p>316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91.25">
            <text:p>91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397.763</text:p>
          </table:table-cell>
          <table:table-cell table:style-name="ce0" office:value-type="string" calcext:value-type="string">
            <text:p>10.659 - RODO DANNY TRANSPORTES E LOGISTICAS EIRELI ME</text:p>
          </table:table-cell>
          <table:table-cell table:style-name="ce0" office:value-type="string" calcext:value-type="string">
            <text:p>22/04/2026</text:p>
          </table:table-cell>
          <table:table-cell table:style-name="ce12" office:value-type="string" calcext:value-type="string">
            <text:p>91,25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42260475821546000102550040001397211377780494</text:p>
          </table:table-cell>
          <table:table-cell table:style-name="ce0" office:value-type="string" calcext:value-type="string">
            <text:p>35260411389565000200570050003977631000839511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1">
            <text:p>30582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73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462.34">
            <text:p>4462,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462.34">
            <text:p>4462,3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0272">
            <text:p>0,010</text:p>
          </table:table-cell>
          <table:table-cell table:style-name="ce12N2" office:value-type="float" office:value="3.7">
            <text:p>3,7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462,3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462.34">
            <text:p>4462,34</text:p>
          </table:table-cell>
          <table:table-cell table:style-name="ce12N2" office:value-type="float" office:value="312.36">
            <text:p>312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732119042703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2">
            <text:p>30582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72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64.23">
            <text:p>1464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64.23">
            <text:p>1464,2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473">
            <text:p>0,002</text:p>
          </table:table-cell>
          <table:table-cell table:style-name="ce12N2" office:value-type="float" office:value="0.77">
            <text:p>0,7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64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64.23">
            <text:p>1464,23</text:p>
          </table:table-cell>
          <table:table-cell table:style-name="ce12N2" office:value-type="float" office:value="102.5">
            <text:p>102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723134255604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9">
            <text:p>30582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39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19.02">
            <text:p>3019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19.02">
            <text:p>3019,0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946">
            <text:p>0,005</text:p>
          </table:table-cell>
          <table:table-cell table:style-name="ce12N2" office:value-type="float" office:value="1.53">
            <text:p>1,5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019,0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019.02">
            <text:p>3019,02</text:p>
          </table:table-cell>
          <table:table-cell table:style-name="ce12N2" office:value-type="float" office:value="211.33">
            <text:p>211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390105140124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31">
            <text:p>31,00</text:p>
          </table:table-cell>
          <table:table-cell table:style-name="ce26N2" office:value-type="float" office:value="5811.05">
            <text:p>5811,05</text:p>
          </table:table-cell>
          <table:table-cell table:style-name="ce26N2" office:value-type="float" office:value="424">
            <text:p>424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3941.02">
            <text:p>3941,02</text:p>
          </table:table-cell>
          <table:table-cell table:style-name="ce26N2" office:value-type="float" office:value="113414.14">
            <text:p>113414,14</text:p>
          </table:table-cell>
          <table:table-cell table:style-name="ce26N2" office:value-type="float" office:value="6599.33">
            <text:p>6599,33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91.25">
            <text:p>91,25</text:p>
          </table:table-cell>
          <table:table-cell table:style-name="ce26N2" office:value-type="float" office:value="117355.16">
            <text:p>117355,16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1.699176">
            <text:p>1,699</text:p>
          </table:table-cell>
          <table:table-cell table:style-name="ce26N2" office:value-type="float" office:value="118801.19">
            <text:p>118801,19</text:p>
          </table:table-cell>
          <table:table-cell table:style-name="ce26N2" office:value-type="float" office:value="117355.16">
            <text:p>117355,16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216.63">
            <text:p>216,63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47.81">
            <text:p>47,81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FINITUR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72" meta:object-count="0"/>
    <meta:generator>LibreOffice/4.3.0.4$Windows_x86 LibreOffice_project/62ad5818884a2fc2e5780dd45466868d41009ec0</meta:generator>
  </office:meta>
</office:document-meta>
</file>